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147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objectwithoutfill">
      <style:graphic-properties draw:marker-end="Arrow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4.419cm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id="id1" draw:layer="layout" svg:width="2.54cm" svg:height="5.397cm" svg:x="2.857cm" svg:y="2.922cm">
            <draw:text-box>
              <text:p><text:span text:style-name="T1">if-then</text:span></text:p>
              <text:p/>
              <text:p>expr</text:p>
              <text:p>bool</text:p>
              <text:p>if false</text:p>
              <text:p>then</text:p>
            </draw:text-box>
          </draw:frame>
          <draw:connector draw:style-name="gr2" draw:text-style-name="P1" draw:layer="layout" svg:x1="5.397cm" svg:y1="5.62cm" svg:x2="5.397cm" svg:y2="5.62cm" draw:start-shape="id1" draw:start-glue-point="1" draw:end-shape="id1" svg:d="m5397 5620">
            <text:p/>
          </draw:connector>
          <draw:polyline draw:style-name="gr3" draw:text-style-name="P1" draw:layer="layout" svg:width="0.634cm" svg:height="1.269cm" svg:x="5.079cm" svg:y="6.097cm" svg:viewBox="0 0 635 1270" draw:points="0,0 635,0 635,1270 0,1270">
            <text:p/>
          </draw:polyline>
        </draw:g>
        <draw:g>
          <draw:frame draw:style-name="gr1" draw:id="id2" draw:layer="layout" svg:width="4.445cm" svg:height="5.939cm" svg:x="9.25cm" svg:y="2.87cm">
            <draw:text-box>
              <text:p><text:span text:style-name="T1">if-then-else</text:span></text:p>
              <text:p/>
              <text:p>expr</text:p>
              <text:p>bool</text:p>
              <text:p>if false</text:p>
              <text:p>then</text:p>
              <text:p>goto</text:p>
              <text:p>else</text:p>
            </draw:text-box>
          </draw:frame>
          <draw:connector draw:style-name="gr2" draw:text-style-name="P1" draw:layer="layout" svg:x1="13.695cm" svg:y1="5.839cm" svg:x2="13.695cm" svg:y2="5.839cm" draw:start-shape="id2" draw:start-glue-point="1" draw:end-shape="id2" svg:d="m13695 5839">
            <text:p/>
          </draw:connector>
          <draw:polyline draw:style-name="gr3" draw:text-style-name="P1" draw:layer="layout" svg:width="0.969cm" svg:height="1.904cm" svg:x="11.177cm" svg:y="6.315cm" svg:viewBox="0 0 970 1905" draw:points="335,0 970,0 953,1905 0,1905">
            <text:p/>
          </draw:polyline>
          <draw:polyline draw:style-name="gr3" draw:text-style-name="P1" draw:layer="layout" svg:width="0.634cm" svg:height="1.269cm" svg:x="8.62cm" svg:y="7.585cm" svg:viewBox="0 0 635 1270" draw:points="635,0 0,0 0,1270 635,1270">
            <text:p/>
          </draw:polyline>
        </draw:g>
        <draw:g>
          <draw:frame draw:style-name="gr4" draw:id="id3" draw:layer="layout" svg:width="4.445cm" svg:height="4.669cm" svg:x="2.857cm" svg:y="11.077cm">
            <draw:text-box>
              <text:p><text:span text:style-name="T1">do-while</text:span></text:p>
              <text:p/>
              <text:p>body</text:p>
              <text:p>expr</text:p>
              <text:p>bool</text:p>
              <text:p>if true</text:p>
            </draw:text-box>
          </draw:frame>
          <draw:connector draw:style-name="gr2" draw:text-style-name="P1" draw:layer="layout" svg:x1="7.302cm" svg:y1="13.411cm" svg:x2="7.302cm" svg:y2="13.411cm" draw:start-shape="id3" draw:start-glue-point="1" draw:end-shape="id3" svg:d="m7302 13411">
            <text:p/>
          </draw:connector>
          <draw:polyline draw:style-name="gr3" draw:text-style-name="P1" draw:layer="layout" svg:width="0.634cm" svg:height="2.539cm" svg:x="5.079cm" svg:y="12.571cm" svg:viewBox="0 0 635 2540" draw:points="0,2540 635,2540 635,0 0,0">
            <text:p/>
          </draw:polyline>
        </draw:g>
        <draw:g>
          <draw:frame draw:style-name="gr4" draw:layer="layout" svg:width="3.175cm" svg:height="5.228cm" svg:x="2.892cm" svg:y="17.797cm">
            <draw:text-box>
              <text:p><text:span text:style-name="T1">while</text:span></text:p>
              <text:p/>
              <text:p>expr</text:p>
              <text:p>bool</text:p>
              <text:p>if false</text:p>
              <text:p>body</text:p>
              <text:p>goto</text:p>
            </draw:text-box>
          </draw:frame>
          <draw:polyline draw:style-name="gr3" draw:text-style-name="P1" draw:layer="layout" svg:width="0.634cm" svg:height="1.904cm" svg:x="5.114cm" svg:y="21.196cm" svg:viewBox="0 0 635 1905" draw:points="0,0 635,0 635,1905 0,1905">
            <text:p/>
          </draw:polyline>
          <draw:polyline draw:style-name="gr3" draw:text-style-name="P1" draw:layer="layout" svg:width="0.634cm" svg:height="3.491cm" svg:x="2.257cm" svg:y="19.291cm" svg:viewBox="0 0 635 3492" draw:points="635,3492 0,3492 0,0 635,0">
            <text:p/>
          </draw:polyline>
        </draw:g>
        <draw:g>
          <draw:frame draw:style-name="gr4" draw:layer="layout" svg:width="3.175cm" svg:height="7.361cm" svg:x="15.987cm" svg:y="17.745cm">
            <draw:text-box>
              <text:p><text:span text:style-name="T1">for</text:span></text:p>
              <text:p/>
              <text:p>init</text:p>
              <text:p>goto</text:p>
              <text:p>incr</text:p>
              <text:p>expr</text:p>
              <text:p>bool</text:p>
              <text:p>if false</text:p>
              <text:p>body</text:p>
              <text:p>goto</text:p>
            </draw:text-box>
          </draw:frame>
          <draw:polyline draw:style-name="gr3" draw:text-style-name="P1" draw:layer="layout" svg:width="0.634cm" svg:height="0.951cm" svg:x="17.892cm" svg:y="20.509cm" svg:viewBox="0 0 635 952" draw:points="0,0 635,0 635,952 0,952">
            <text:p/>
          </draw:polyline>
          <draw:polyline draw:style-name="gr3" draw:text-style-name="P1" draw:layer="layout" svg:width="0.634cm" svg:height="3.809cm" svg:x="15.352cm" svg:y="20.826cm" svg:viewBox="0 0 635 3810" draw:points="635,3810 0,3810 0,0 635,0">
            <text:p/>
          </draw:polyline>
          <draw:polyline draw:style-name="gr3" draw:text-style-name="P1" draw:layer="layout" svg:width="0.634cm" svg:height="1.904cm" svg:x="18.209cm" svg:y="23.366cm" svg:viewBox="0 0 635 1905" draw:points="0,0 635,0 635,1905 0,1905">
            <text:p/>
          </draw:polyline>
        </draw:g>
        <draw:g>
          <draw:frame draw:style-name="gr4" draw:layer="layout" svg:width="4.128cm" svg:height="13.049cm" svg:x="15.987cm" svg:y="2.87cm">
            <draw:text-box>
              <text:p><text:span text:style-name="T1">switch</text:span></text:p>
              <text:p/>
              <text:p>expr</text:p>
              <text:p>dup</text:p>
              <text:p>expr</text:p>
              <text:p>is</text:p>
              <text:p>if true</text:p>
              <text:p>dup</text:p>
              <text:p>expr</text:p>
              <text:p>is</text:p>
              <text:p>if false</text:p>
              <text:p>pop</text:p>
              <text:p>case</text:p>
              <text:p>goto</text:p>
              <text:p>pop</text:p>
              <text:p>default</text:p>
              <text:p>goto</text:p>
              <text:p>pop</text:p>
            </draw:text-box>
          </draw:frame>
          <draw:polyline draw:style-name="gr3" draw:text-style-name="P1" draw:layer="layout" svg:width="0.634cm" svg:height="0.951cm" svg:x="17.892cm" svg:y="14.887cm" svg:viewBox="0 0 635 952" draw:points="0,0 635,0 635,952 0,952">
            <text:p/>
          </draw:polyline>
          <draw:polyline draw:style-name="gr3" draw:text-style-name="P1" draw:layer="layout" svg:width="0.634cm" svg:height="2.539cm" svg:x="18.527cm" svg:y="10.442cm" svg:viewBox="0 0 635 2540" draw:points="0,0 635,0 635,2540 0,2540">
            <text:p/>
          </draw:polyline>
          <draw:polyline draw:style-name="gr3" draw:text-style-name="P1" draw:layer="layout" svg:width="0.634cm" svg:height="3.491cm" svg:x="15.035cm" svg:y="7.585cm" svg:viewBox="0 0 635 3492" draw:points="635,0 0,0 0,3492 635,3492">
            <text:p/>
          </draw:polyline>
        </draw:g>
        <draw:g>
          <draw:frame draw:style-name="gr4" draw:layer="layout" svg:width="3.175cm" svg:height="10.205cm" svg:x="9.372cm" svg:y="11.077cm">
            <draw:text-box>
              <text:p><text:span text:style-name="T1">for-in</text:span></text:p>
              <text:p/>
              <text:p>expr</text:p>
              <text:p>iter</text:p>
              <text:p>dup</text:p>
              <text:p>hasNext</text:p>
              <text:p>if false</text:p>
              <text:p>next</text:p>
              <text:p>&amp;var</text:p>
              <text:p>swap</text:p>
              <text:p>aastore</text:p>
              <text:p>body</text:p>
              <text:p>goto</text:p>
              <text:p>pop</text:p>
            </draw:text-box>
          </draw:frame>
          <draw:polyline draw:style-name="gr3" draw:text-style-name="P1" draw:layer="layout" svg:width="0.952cm" svg:height="4.761cm" svg:x="11.277cm" svg:y="15.84cm" svg:viewBox="0 0 953 4762" draw:points="318,0 953,0 953,4762 0,4762">
            <text:p/>
          </draw:polyline>
          <draw:polyline draw:style-name="gr3" draw:text-style-name="P1" draw:layer="layout" svg:width="0.634cm" svg:height="6.349cm" svg:x="8.737cm" svg:y="13.935cm" svg:viewBox="0 0 635 6350" draw:points="635,6350 0,6350 0,0 635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905cm" fo:margin-bottom="1.905cm" fo:margin-left="1.905cm" fo:margin-right="1.90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04T17:13:00</meta:creation-date>
    <dc:date>2009-04-09T16:54:44</dc:date>
    <meta:editing-duration>PT00H44M18S</meta:editing-duration>
    <meta:editing-cycles>7</meta:editing-cycles>
    <meta:generator>OpenOffice.org/3.0$Unix OpenOffice.org_project/300m9$Build-9358</meta:generator>
    <meta:print-date>2009-04-04T17:52:45</meta:print-date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